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1.34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adhe Raman Tiwari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ir Pollution Detecto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Radhe Raman Tiwari <text:tab/><text:tab/><text:tab/><text:tab/><text:tab/><text:tab/><text:tab/>Dr. Navanath Saharia</text:p>
            <text:p>Roll No. 170101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v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a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ock Diagra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nciple of Working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ow Diagra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gres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lic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enc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use-footer-name="ftr1" presentation:use-date-time-name="dtd1">
        <office:forms form:automatic-focus="false" form:apply-design-mode="false"/>
        <draw:frame presentation:style-name="pr8" draw:text-style-name="P1" draw:layer="layout" svg:width="26cm" svg:height="11.176cm" svg:x="9.652cm" svg:y="8.636cm" presentation:class="subtitle" presentation:user-transformed="true">
          <draw:text-box draw:corner-radius="14.494cm">
            <text:p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21:44:07.263864702</meta:creation-date>
    <meta:editing-duration>PT18M19S</meta:editing-duration>
    <meta:editing-cycles>4</meta:editing-cycles>
    <meta:generator>LibreOffice/6.2.8.2$Linux_X86_64 LibreOffice_project/20$Build-2</meta:generator>
    <dc:title>Alizarin</dc:title>
    <dc:date>2020-02-15T22:02:25.218517827</dc:date>
    <meta:document-statistic meta:object-count="84"/>
  </office:meta>
</office:document-meta>
</file>